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2b387" draw:textarea-horizontal-align="center" draw:textarea-vertical-align="middle"/>
    </style:style>
    <style:style style:name="gr2" style:family="graphic" style:parent-style-name="standard">
      <style:graphic-properties draw:fill="solid" draw:fill-color="#e6e6e6" draw:textarea-horizontal-align="center" draw:textarea-vertical-align="middle"/>
    </style:style>
    <style:style style:name="gr3" style:family="graphic" style:parent-style-name="standard">
      <style:graphic-properties draw:fill="solid" draw:fill-color="#a9e2a9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svg:stroke-color="#a9a9e2" draw:fill="solid" draw:fill-color="#ccccff" draw:textarea-horizontal-align="center" draw:textarea-vertical-align="middle"/>
    </style:style>
    <style:style style:name="gr7" style:family="graphic" style:parent-style-name="standard">
      <style:graphic-properties draw:fill="solid" draw:fill-color="#a9e2a9" draw:textarea-horizontal-align="center" draw:textarea-vertical-align="middl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fill="solid" draw:fill-color="#eff494" draw:textarea-horizontal-align="center" draw:textarea-vertical-align="middle"/>
    </style:style>
    <style:style style:name="gr11" style:family="graphic" style:parent-style-name="standard">
      <style:graphic-properties draw:fill="solid" draw:fill-color="#e2b387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draw:marker-end="Arrow" draw:marker-end-width="0.3cm" draw:fill="none" draw:fill-color="#e2b387" draw:textarea-horizontal-align="center" draw:textarea-vertical-align="middle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none" draw:fill-color="#e2b387" draw:textarea-horizontal-align="center" draw:textarea-vertical-align="middle"/>
    </style:style>
    <style:style style:name="gr14" style:family="graphic" style:parent-style-name="standard">
      <style:graphic-properties draw:fill="solid" draw:fill-color="#e2a9a9" draw:textarea-horizontal-align="center" draw:textarea-vertical-align="middle"/>
    </style:style>
    <style:style style:name="gr15" style:family="graphic" style:parent-style-name="standard">
      <style:graphic-properties draw:fill="solid" draw:fill-color="#e2a9a9" draw:textarea-horizontal-align="center" draw:textarea-vertical-align="middle"/>
    </style:style>
    <style:style style:name="gr16" style:family="graphic" style:parent-style-name="standard">
      <style:graphic-properties draw:fill="solid" draw:fill-color="#cccccc" draw:textarea-horizontal-align="center" draw:textarea-vertical-align="middle"/>
    </style:style>
    <style:style style:name="gr17" style:family="graphic" style:parent-style-name="standard">
      <style:graphic-properties draw:fill="solid" draw:fill-color="#a9e2a9" draw:textarea-horizontal-align="justify" draw:textarea-vertical-align="middle" draw:auto-grow-height="false" fo:min-height="0cm" fo:min-width="0cm"/>
    </style:style>
    <style:style style:name="gr18" style:family="graphic" style:parent-style-name="objectwithoutfill">
      <style:graphic-properties draw:marker-start="Arrow" draw:marker-start-width="0.3cm" draw:marker-end="Arrow" draw:marker-end-width="0.3cm" draw:fill="none" draw:fill-color="#a9e2a9" draw:textarea-horizontal-align="center" draw:textarea-vertical-align="middle"/>
    </style:style>
    <style:style style:name="gr1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BlankPresentation-notes">
      <style:graphic-properties draw:fill-color="#ffffff" draw:auto-grow-height="true" fo:min-height="12.572cm"/>
    </style:style>
    <style:style style:name="pr2" style:family="presentation" style:parent-style-name="BlankPresentation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Presentation" presentation:presentation-page-layout-name="AL1T0">
        <draw:rect draw:style-name="gr1" draw:text-style-name="P1" xml:id="id4" draw:id="id4" draw:layer="layout" svg:width="2.54cm" svg:height="1.27cm" svg:x="1.27cm" svg:y="6.35cm">
          <text:p text:style-name="P1">cron</text:p>
        </draw:rect>
        <draw:rect draw:style-name="gr2" draw:text-style-name="P1" xml:id="id5" draw:id="id5" draw:layer="layout" svg:width="2.54cm" svg:height="1.27cm" svg:x="6.35cm" svg:y="6.35cm">
          <text:p text:style-name="P1">cycle</text:p>
        </draw:rect>
        <draw:rect draw:style-name="gr3" draw:text-style-name="P1" xml:id="id1" draw:id="id1" draw:layer="layout" svg:width="2.54cm" svg:height="1.27cm" svg:x="6.35cm" svg:y="1.905cm">
          <text:p text:style-name="P1">coins</text:p>
        </draw:rect>
        <draw:rect draw:style-name="gr3" draw:text-style-name="P1" xml:id="id2" draw:id="id2" draw:layer="layout" svg:width="2.54cm" svg:height="1.27cm" svg:x="11.43cm" svg:y="1.905cm">
          <text:p text:style-name="P1">logs</text:p>
        </draw:rect>
        <draw:connector draw:style-name="gr4" draw:text-style-name="P1" draw:layer="layout" svg:x1="8.89cm" svg:y1="2.54cm" svg:x2="11.43cm" svg:y2="2.54cm" draw:start-shape="id1" draw:end-shape="id2" draw:end-glue-point="3" svg:d="M8890 2540h2540">
          <text:p/>
        </draw:connector>
        <draw:rect draw:style-name="gr3" draw:text-style-name="P1" xml:id="id3" draw:id="id3" draw:layer="layout" svg:width="2.54cm" svg:height="1.27cm" svg:x="16.51cm" svg:y="3.175cm">
          <text:p text:style-name="P1">cycleLog</text:p>
        </draw:rect>
        <draw:connector draw:style-name="gr4" draw:text-style-name="P1" draw:layer="layout" svg:x1="13.97cm" svg:y1="2.54cm" svg:x2="16.51cm" svg:y2="3.81cm" draw:start-shape="id2" draw:start-glue-point="1" draw:end-shape="id3" draw:end-glue-point="3" svg:d="M13970 2540h1270v1270h1270">
          <text:p/>
        </draw:connector>
        <draw:connector draw:style-name="gr5" draw:text-style-name="P1" draw:layer="layout" svg:x1="3.81cm" svg:y1="6.985cm" svg:x2="6.35cm" svg:y2="6.985cm" draw:start-shape="id4" draw:start-glue-point="1" draw:end-shape="id5" draw:end-glue-point="3" svg:d="M3810 6985h2540">
          <text:p/>
        </draw:connector>
        <draw:connector draw:style-name="gr5" draw:text-style-name="P1" draw:layer="layout" svg:x1="7.62cm" svg:y1="6.35cm" svg:x2="17.78cm" svg:y2="4.445cm" draw:start-shape="id5" draw:end-shape="id3" draw:end-glue-point="2" svg:d="M7620 6350v-952h10160v-953">
          <text:p/>
        </draw:connector>
        <draw:rect draw:style-name="gr2" draw:text-style-name="P1" xml:id="id6" draw:id="id6" draw:layer="layout" svg:width="4.445cm" svg:height="1.27cm" svg:x="12.065cm" svg:y="6.35cm">
          <text:p text:style-name="P1">loadbter.php</text:p>
        </draw:rect>
        <draw:connector draw:style-name="gr5" draw:text-style-name="P1" draw:layer="layout" svg:x1="8.89cm" svg:y1="6.985cm" svg:x2="12.065cm" svg:y2="6.985cm" draw:start-shape="id5" draw:start-glue-point="1" draw:end-shape="id6" svg:d="M8890 6985h3175">
          <text:p/>
        </draw:connector>
        <draw:connector draw:style-name="gr5" draw:text-style-name="P1" draw:layer="layout" svg:x1="14.287cm" svg:y1="6.35cm" svg:x2="17.78cm" svg:y2="4.445cm" draw:start-shape="id6" draw:start-glue-point="0" draw:end-shape="id3" draw:end-glue-point="2" svg:d="M14287 6350v-952h3493v-953">
          <text:p/>
        </draw:connector>
        <draw:rect draw:style-name="gr2" draw:text-style-name="P1" xml:id="id7" draw:id="id7" draw:layer="layout" svg:width="3.175cm" svg:height="1.27cm" svg:x="12.7cm" svg:y="9.525cm">
          <text:p text:style-name="P1">bter.php</text:p>
        </draw:rect>
        <draw:connector draw:style-name="gr5" draw:text-style-name="P1" draw:layer="layout" svg:x1="14.287cm" svg:y1="9.525cm" svg:x2="14.287cm" svg:y2="7.62cm" draw:start-shape="id7" draw:end-shape="id6" draw:end-glue-point="2" svg:d="M14287 9525v-1905">
          <text:p/>
        </draw:connector>
        <draw:rect draw:style-name="gr2" draw:text-style-name="P1" xml:id="id8" draw:id="id8" draw:layer="layout" svg:width="3.175cm" svg:height="1.27cm" svg:x="12.7cm" svg:y="13.335cm">
          <text:p text:style-name="P1">localdb.php</text:p>
        </draw:rect>
        <draw:connector draw:style-name="gr5" draw:text-style-name="P1" draw:layer="layout" svg:x1="14.287cm" svg:y1="13.335cm" svg:x2="14.287cm" svg:y2="10.795cm" draw:start-shape="id8" draw:start-glue-point="0" draw:end-shape="id7" draw:end-glue-point="2" svg:d="M14287 13335v-2540">
          <text:p/>
        </draw:connector>
        <draw:rect draw:style-name="gr6" draw:text-style-name="P1" xml:id="id9" draw:id="id9" draw:layer="layout" svg:width="6.35cm" svg:height="8.255cm" svg:x="1.905cm" svg:y="10.16cm">
          <text:p text:style-name="P1">localdb</text:p>
          <text:p text:style-name="P1">---------</text:p>
          <text:p text:style-name="P1">$user_</text:p>
          <text:p text:style-name="P1">$pass_</text:p>
          <text:p text:style-name="P1">$base_</text:p>
          <text:p text:style-name="P1">$link_</text:p>
          <text:p text:style-name="P1">---------</text:p>
          <text:p text:style-name="P1">__construct()</text:p>
          <text:p text:style-name="P1">test()</text:p>
          <text:p text:style-name="P1">getBterTrade($trade)</text:p>
          <text:p text:style-name="P1">checkBterTrade($trade)</text:p>
          <text:p text:style-name="P1">insertBterTrade($trade)</text:p>
          <text:p text:style-name="P1">deleteBterTrade($trade)</text:p>
          <text:p text:style-name="P1">execute($x)</text:p>
          <text:p text:style-name="P1">*getQuery($x)</text:p>
        </draw:rect>
        <draw:connector draw:style-name="gr7" draw:text-style-name="P1" draw:layer="layout" svg:x1="8.255cm" svg:y1="14.287cm" svg:x2="12.7cm" svg:y2="13.97cm" draw:start-shape="id9" draw:start-glue-point="1" draw:end-shape="id8" draw:end-glue-point="3" svg:d="M8255 14287h2223v-317h2222">
          <text:p/>
        </draw:connector>
        <draw:rect draw:style-name="gr6" draw:text-style-name="P1" xml:id="id10" draw:id="id10" draw:layer="layout" svg:width="6.35cm" svg:height="8.255cm" svg:x="20.32cm" svg:y="11.43cm">
          <text:p text:style-name="P1">bter</text:p>
          <text:p text:style-name="P1">---------</text:p>
          <text:p text:style-name="P1">$db_</text:p>
          <text:p text:style-name="P1">---------</text:p>
          <text:p text:style-name="P1">__construct()</text:p>
          <text:p text:style-name="P1">test()</text:p>
          <text:p text:style-name="P1">uploadBterData($pair)</text:p>
          <text:p text:style-name="P1"/>
        </draw:rect>
        <draw:connector draw:style-name="gr7" draw:text-style-name="P1" draw:layer="layout" svg:x1="20.32cm" svg:y1="15.557cm" svg:x2="15.875cm" svg:y2="10.16cm" draw:start-shape="id10" draw:start-glue-point="3" draw:end-shape="id7" draw:end-glue-point="1" svg:d="M20320 15557h-2222v-5397h-2223">
          <text:p/>
        </draw:connector>
        <draw:rect draw:style-name="gr3" draw:text-style-name="P1" xml:id="id11" draw:id="id11" draw:layer="layout" svg:width="2.54cm" svg:height="1.27cm" svg:x="23.495cm" svg:y="0.635cm">
          <text:p text:style-name="P1">errors</text:p>
        </draw:rect>
        <draw:connector draw:style-name="gr4" draw:text-style-name="P1" draw:layer="layout" svg:x1="13.97cm" svg:y1="2.54cm" svg:x2="23.495cm" svg:y2="1.27cm" draw:start-shape="id2" draw:start-glue-point="1" draw:end-shape="id11" draw:end-glue-point="3" svg:d="M13970 2540h4763v-1270h4762">
          <text:p/>
        </draw:connector>
        <draw:connector draw:style-name="gr5" draw:text-style-name="P1" draw:layer="layout" svg:x1="15.875cm" svg:y1="10.16cm" svg:x2="24.765cm" svg:y2="1.905cm" draw:start-shape="id7" draw:start-glue-point="1" draw:end-shape="id11" draw:end-glue-point="2" svg:d="M15875 10160h8890v-8255">
          <text:p/>
        </draw:connector>
        <draw:rect draw:style-name="gr3" draw:text-style-name="P1" xml:id="id12" draw:id="id12" draw:layer="layout" svg:width="2.54cm" svg:height="1.27cm" svg:x="19.685cm" svg:y="1.905cm">
          <text:p text:style-name="P1">loadbter</text:p>
        </draw:rect>
        <draw:connector draw:style-name="gr5" draw:text-style-name="P1" draw:layer="layout" svg:x1="16.51cm" svg:y1="6.985cm" svg:x2="20.955cm" svg:y2="3.175cm" draw:start-shape="id6" draw:start-glue-point="1" draw:end-shape="id12" draw:end-glue-point="2" svg:d="M16510 6985h4445v-3810">
          <text:p/>
        </draw:connector>
        <draw:connector draw:style-name="gr4" draw:text-style-name="P1" draw:layer="layout" svg:x1="13.97cm" svg:y1="2.54cm" svg:x2="19.685cm" svg:y2="2.54cm" draw:start-shape="id2" draw:start-glue-point="1" draw:end-shape="id12" draw:end-glue-point="3" svg:d="M13970 2540h5715">
          <text:p/>
        </draw:connector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Presentation" presentation:presentation-page-layout-name="AL2T1">
        <draw:rect draw:style-name="gr9" draw:text-style-name="P1" xml:id="id15" draw:id="id15" draw:layer="layout" svg:width="2.54cm" svg:height="1.27cm" svg:x="9.525cm" svg:y="6.985cm">
          <text:p text:style-name="P1">trader</text:p>
        </draw:rect>
        <draw:rect draw:style-name="gr10" draw:text-style-name="P1" xml:id="id14" draw:id="id14" draw:layer="layout" svg:width="2.54cm" svg:height="1.27cm" svg:x="8.255cm" svg:y="2.54cm">
          <text:p text:style-name="P1">trader</text:p>
        </draw:rect>
        <draw:rect draw:style-name="gr3" draw:text-style-name="P1" xml:id="id16" draw:id="id16" draw:layer="layout" svg:width="2.54cm" svg:height="1.27cm" svg:x="10.16cm" svg:y="13.97cm">
          <text:p text:style-name="P1">exchange</text:p>
        </draw:rect>
        <draw:custom-shape draw:style-name="gr11" draw:text-style-name="P1" xml:id="id13" draw:id="id13" draw:layer="layout" svg:width="1.27cm" svg:height="1.27cm" svg:x="0.635cm" svg:y="0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1.905cm" svg:y1="1.27cm" svg:x2="8.255cm" svg:y2="3.175cm" draw:start-shape="id13" draw:start-glue-point="1" draw:end-shape="id14" draw:end-glue-point="3" svg:d="M1905 1270l6350 1905">
          <text:p/>
        </draw:connector>
        <draw:connector draw:style-name="gr13" draw:text-style-name="P1" draw:layer="layout" draw:type="line" svg:x1="9.525cm" svg:y1="3.81cm" svg:x2="10.795cm" svg:y2="6.985cm" draw:start-shape="id14" draw:start-glue-point="2" draw:end-shape="id15" draw:end-glue-point="0" svg:d="M9525 3810l1270 3175">
          <text:p/>
        </draw:connector>
        <draw:connector draw:style-name="gr13" draw:text-style-name="P1" draw:layer="layout" draw:type="line" svg:x1="10.795cm" svg:y1="8.255cm" svg:x2="11.43cm" svg:y2="13.97cm" draw:start-shape="id15" draw:start-glue-point="2" draw:end-shape="id16" draw:end-glue-point="0" svg:d="M10795 8255l635 5715">
          <text:p/>
        </draw:connector>
        <draw:rect draw:style-name="gr14" draw:text-style-name="P1" xml:id="id17" draw:id="id17" draw:layer="layout" svg:width="3.81cm" svg:height="1.27cm" svg:x="19.05cm" svg:y="12.065cm">
          <text:p text:style-name="P1">getCoinList()</text:p>
        </draw:rect>
        <draw:connector draw:style-name="gr15" draw:text-style-name="P1" draw:layer="layout" svg:x1="12.7cm" svg:y1="14.605cm" svg:x2="19.05cm" svg:y2="12.7cm" draw:start-shape="id16" draw:start-glue-point="1" draw:end-shape="id17" draw:end-glue-point="3" svg:d="M12700 14605h3175v-1905h3175">
          <text:p/>
        </draw:connector>
        <draw:rect draw:style-name="gr14" draw:text-style-name="P1" xml:id="id18" draw:id="id18" draw:layer="layout" svg:width="5.715cm" svg:height="1.27cm" svg:x="19.05cm" svg:y="13.97cm">
          <text:p text:style-name="P1">getBuyCount($a)</text:p>
        </draw:rect>
        <draw:connector draw:style-name="gr15" draw:text-style-name="P1" draw:layer="layout" svg:x1="12.7cm" svg:y1="14.605cm" svg:x2="19.05cm" svg:y2="14.605cm" draw:start-shape="id16" draw:start-glue-point="1" draw:end-shape="id18" draw:end-glue-point="3" svg:d="M12700 14605h6350">
          <text:p/>
        </draw:connector>
        <draw:rect draw:style-name="gr16" draw:text-style-name="P1" xml:id="id19" draw:id="id19" draw:layer="layout" svg:width="3.81cm" svg:height="1.27cm" svg:x="2.54cm" svg:y="6.35cm">
          <text:p text:style-name="P1">getData()</text:p>
        </draw:rect>
        <draw:rect draw:style-name="gr16" draw:text-style-name="P1" xml:id="id20" draw:id="id20" draw:layer="layout" svg:width="5.115cm" svg:height="1.27cm" svg:x="1.235cm" svg:y="7.92cm">
          <text:p text:style-name="P1">*linerRegression()</text:p>
        </draw:rect>
        <draw:rect draw:style-name="gr16" draw:text-style-name="P1" xml:id="id21" draw:id="id21" draw:layer="layout" svg:width="5.715cm" svg:height="1.27cm" svg:x="0.635cm" svg:y="9.525cm">
          <text:p text:style-name="P1">*getLinearEquation()</text:p>
        </draw:rect>
        <draw:connector draw:style-name="gr15" draw:text-style-name="P1" draw:layer="layout" svg:x1="9.525cm" svg:y1="7.62cm" svg:x2="6.35cm" svg:y2="6.985cm" draw:start-shape="id15" draw:start-glue-point="3" draw:end-shape="id19" svg:d="M9525 7620h-1587v-635h-1588">
          <text:p/>
        </draw:connector>
        <draw:connector draw:style-name="gr15" draw:text-style-name="P1" draw:layer="layout" svg:x1="9.525cm" svg:y1="7.62cm" svg:x2="6.35cm" svg:y2="8.555cm" draw:start-shape="id15" draw:end-shape="id20" svg:d="M9525 7620h-1587v935h-1588">
          <text:p/>
        </draw:connector>
        <draw:connector draw:style-name="gr15" draw:text-style-name="P1" draw:layer="layout" svg:x1="9.525cm" svg:y1="7.62cm" svg:x2="6.35cm" svg:y2="10.16cm" draw:start-shape="id15" draw:start-glue-point="3" draw:end-shape="id21" draw:end-glue-point="1" svg:d="M9525 7620h-1587v2540h-1588">
          <text:p/>
        </draw:connector>
        <draw:rect draw:style-name="gr16" draw:text-style-name="P1" xml:id="id22" draw:id="id22" draw:layer="layout" svg:width="5.715cm" svg:height="1.27cm" svg:x="0.635cm" svg:y="11.43cm">
          <text:p text:style-name="P1">*array2html()</text:p>
        </draw:rect>
        <draw:connector draw:style-name="gr15" draw:text-style-name="P1" draw:layer="layout" svg:x1="9.525cm" svg:y1="7.62cm" svg:x2="6.35cm" svg:y2="12.065cm" draw:start-shape="id15" draw:start-glue-point="3" draw:end-shape="id22" draw:end-glue-point="1" svg:d="M9525 7620h-1587v4445h-1588">
          <text:p/>
        </draw:connector>
        <draw:rect draw:style-name="gr16" draw:text-style-name="P1" xml:id="id24" draw:id="id24" draw:layer="layout" svg:width="3.81cm" svg:height="1.27cm" svg:x="1.905cm" svg:y="14.605cm">
          <text:p text:style-name="P1">test()</text:p>
        </draw:rect>
        <draw:custom-shape draw:style-name="gr17" draw:text-style-name="P1" xml:id="id23" draw:id="id23" draw:layer="layout" svg:width="2.54cm" svg:height="1.27cm" svg:x="11.43cm" svg:y="19.05cm">
          <text:p text:style-name="P1">trader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8" draw:text-style-name="P1" draw:layer="layout" draw:type="line" svg:x1="11.43cm" svg:y1="15.24cm" svg:x2="12.7cm" svg:y2="19.05cm" draw:start-shape="id16" draw:start-glue-point="2" draw:end-shape="id23" draw:end-glue-point="5" svg:d="M11430 15240l1270 3810">
          <text:p/>
        </draw:connector>
        <draw:rect draw:style-name="gr16" draw:text-style-name="P1" xml:id="id25" draw:id="id25" draw:layer="layout" svg:width="3.81cm" svg:height="1.27cm" svg:x="1.905cm" svg:y="16.51cm">
          <text:p text:style-name="P1">getExchanges()</text:p>
        </draw:rect>
        <draw:rect draw:style-name="gr16" draw:text-style-name="P1" xml:id="id26" draw:id="id26" draw:layer="layout" svg:width="3.81cm" svg:height="1.27cm" svg:x="1.905cm" svg:y="18.415cm">
          <text:p text:style-name="P1">getHistory()</text:p>
        </draw:rect>
        <draw:connector draw:style-name="gr7" draw:text-style-name="P1" draw:layer="layout" svg:x1="10.16cm" svg:y1="14.605cm" svg:x2="5.715cm" svg:y2="15.24cm" draw:start-shape="id16" draw:start-glue-point="3" draw:end-shape="id24" draw:end-glue-point="1" svg:d="M10160 14605h-2222v635h-2223">
          <text:p/>
        </draw:connector>
        <draw:connector draw:style-name="gr7" draw:text-style-name="P1" draw:layer="layout" svg:x1="10.16cm" svg:y1="14.605cm" svg:x2="5.715cm" svg:y2="17.145cm" draw:start-shape="id16" draw:start-glue-point="3" draw:end-shape="id25" draw:end-glue-point="1" svg:d="M10160 14605h-2222v2540h-2223">
          <text:p/>
        </draw:connector>
        <draw:connector draw:style-name="gr7" draw:text-style-name="P1" draw:layer="layout" svg:x1="10.16cm" svg:y1="14.605cm" svg:x2="5.715cm" svg:y2="19.05cm" draw:start-shape="id16" draw:start-glue-point="3" draw:end-shape="id26" draw:end-glue-point="1" svg:d="M10160 14605h-2222v4445h-2223">
          <text:p/>
        </draw:connector>
        <draw:rect draw:style-name="gr14" draw:text-style-name="P1" xml:id="id27" draw:id="id27" draw:layer="layout" svg:width="5.715cm" svg:height="1.27cm" svg:x="19.05cm" svg:y="15.875cm">
          <text:p text:style-name="P1">getBuys($a)</text:p>
        </draw:rect>
        <draw:connector draw:style-name="gr7" draw:text-style-name="P1" draw:layer="layout" svg:x1="12.7cm" svg:y1="14.605cm" svg:x2="19.05cm" svg:y2="16.51cm" draw:start-shape="id16" draw:start-glue-point="1" draw:end-shape="id27" draw:end-glue-point="3" svg:d="M12700 14605h3175v1905h3175">
          <text:p/>
        </draw:connector>
        <draw:rect draw:style-name="gr14" draw:text-style-name="P1" xml:id="id28" draw:id="id28" draw:layer="layout" svg:width="3.81cm" svg:height="1.27cm" svg:x="15.875cm" svg:y="5.715cm">
          <text:p text:style-name="P1">getCoinList()</text:p>
        </draw:rect>
        <draw:connector draw:style-name="gr7" draw:text-style-name="P1" draw:layer="layout" svg:x1="12.065cm" svg:y1="7.62cm" svg:x2="15.875cm" svg:y2="6.35cm" draw:start-shape="id15" draw:start-glue-point="1" draw:end-shape="id28" draw:end-glue-point="3" svg:d="M12065 7620h1905v-1270h1905">
          <text:p/>
        </draw:connector>
        <draw:rect draw:style-name="gr14" draw:text-style-name="P1" xml:id="id29" draw:id="id29" draw:layer="layout" svg:width="4.445cm" svg:height="1.27cm" svg:x="15.875cm" svg:y="7.415cm">
          <text:p text:style-name="P1">getCoinSlope()</text:p>
        </draw:rect>
        <draw:connector draw:style-name="gr4" draw:text-style-name="P1" draw:layer="layout" svg:x1="12.065cm" svg:y1="7.62cm" svg:x2="15.875cm" svg:y2="8.05cm" draw:start-shape="id15" draw:start-glue-point="1" draw:end-shape="id29" svg:d="M12065 7620h1905v430h1905">
          <text:p/>
        </draw:connector>
        <draw:rect draw:style-name="gr14" draw:text-style-name="P1" xml:id="id31" draw:id="id31" draw:layer="layout" svg:width="4.445cm" svg:height="1.27cm" svg:x="15.875cm" svg:y="8.89cm">
          <text:p text:style-name="P1">getCoinDetail()</text:p>
        </draw:rect>
        <draw:rect draw:style-name="gr10" draw:text-style-name="P1" xml:id="id30" draw:id="id30" draw:layer="layout" svg:width="5.715cm" svg:height="1.27cm" svg:x="21.59cm" svg:y="1.27cm">
          <text:p text:style-name="P1">trader/coinDetail</text:p>
        </draw:rect>
        <draw:connector draw:style-name="gr19" draw:text-style-name="P1" draw:layer="layout" draw:type="line" svg:x1="24.447cm" svg:y1="2.54cm" svg:x2="20.32cm" svg:y2="9.525cm" draw:start-shape="id30" draw:start-glue-point="2" draw:end-shape="id31" svg:d="M24447 2540l-4127 6985">
          <text:p/>
        </draw:connector>
        <draw:connector draw:style-name="gr4" draw:text-style-name="P1" draw:layer="layout" svg:x1="12.065cm" svg:y1="7.62cm" svg:x2="15.875cm" svg:y2="9.525cm" draw:start-shape="id15" draw:start-glue-point="1" draw:end-shape="id31" draw:end-glue-point="3" svg:d="M12065 7620h1905v1905h1905">
          <text:p/>
        </draw:connector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ndale Mono'" style:font-style-name="Regular" style:font-family-generic="modern" style:font-pitch="fixed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ankPresentation-background" style:family="presentation">
      <style:graphic-properties draw:stroke="none" draw:fill="none"/>
      <style:text-properties style:letter-kerning="true"/>
    </style:style>
    <style:style style:name="Blank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ank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Presentation-outline1" style:family="presentation">
      <style:graphic-properties draw:stroke="none" draw:fill="none">
        <text:list-style style:name="Blank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Presentation-outline2" style:family="presentation" style:parent-style-name="Blank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nkPresentation-outline3" style:family="presentation" style:parent-style-name="Blank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nkPresentation-outline4" style:family="presentation" style:parent-style-name="Blank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nkPresentation-outline5" style:family="presentation" style:parent-style-name="Blank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6" style:family="presentation" style:parent-style-name="Blank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7" style:family="presentation" style:parent-style-name="Blank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8" style:family="presentation" style:parent-style-name="Blank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9" style:family="presentation" style:parent-style-name="Blank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subtitle" style:family="presentation">
      <style:graphic-properties draw:stroke="none" draw:fill="none" draw:textarea-vertical-align="middle">
        <text:list-style style:name="Blank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Presentation-title" style:family="presentation">
      <style:graphic-properties draw:stroke="none" draw:fill="none" draw:textarea-vertical-align="middle">
        <text:list-style style:name="Blank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nk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Pres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ankPresentation" style:page-layout-name="PM1" draw:style-name="Mdp1">
      <draw:frame presentation:style-name="BlankPresentation-title" draw:layer="backgroundobjects" svg:width="25.199cm" svg:height="3.506cm" svg:x="1.4cm" svg:y="0.837cm" presentation:class="title" presentation:placeholder="true">
        <draw:text-box/>
      </draw:frame>
      <draw:frame presentation:style-name="BlankPresentatio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lankPresentation-title" draw:layer="backgroundobjects" svg:width="13.968cm" svg:height="10.476cm" svg:x="3.81cm" svg:y="2.123cm" presentation:class="page"/>
        <draw:frame presentation:style-name="Blank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1-05T12:29:26.60</meta:creation-date>
    <meta:editing-duration>PT6H21M47S</meta:editing-duration>
    <meta:editing-cycles>7</meta:editing-cycles>
    <dc:title>BlankPresentation</dc:title>
    <meta:generator>OpenOffice/4.1.1$Win32 OpenOffice.org_project/411m6$Build-9775</meta:generator>
    <meta:initial-creator>james </meta:initial-creator>
    <dc:date>2015-01-29T12:16:53.84</dc:date>
    <dc:creator>james </dc:creator>
    <meta:document-statistic meta:object-count="88"/>
  </office:meta>
</office:document-meta>
</file>